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9105" officeooo:paragraph-rsid="00009105"/>
    </style:style>
    <style:style style:name="P2" style:family="paragraph" style:parent-style-name="Standard">
      <style:paragraph-properties fo:text-align="center" style:justify-single-word="false"/>
      <style:text-properties officeooo:rsid="00009105" officeooo:paragraph-rsid="00009105"/>
    </style:style>
    <style:style style:name="P3" style:family="paragraph" style:parent-style-name="Standard">
      <style:text-properties officeooo:rsid="00009105" officeooo:paragraph-rsid="00013d1c"/>
    </style:style>
    <style:style style:name="P4" style:family="paragraph" style:parent-style-name="Standard">
      <style:text-properties officeooo:rsid="00013d1c" officeooo:paragraph-rsid="00013d1c"/>
    </style:style>
    <style:style style:name="P5" style:family="paragraph" style:parent-style-name="Standard">
      <style:text-properties officeooo:rsid="00032564" officeooo:paragraph-rsid="00032564"/>
    </style:style>
    <style:style style:name="P6" style:family="paragraph" style:parent-style-name="Standard">
      <style:text-properties officeooo:rsid="00032564" officeooo:paragraph-rsid="00041608"/>
    </style:style>
    <style:style style:name="T1" style:family="text">
      <style:text-properties style:font-name="Courier New"/>
    </style:style>
    <style:style style:name="T2" style:family="text">
      <style:text-properties officeooo:rsid="00013d1c"/>
    </style:style>
    <style:style style:name="T3" style:family="text">
      <style:text-properties officeooo:rsid="00032564"/>
    </style:style>
    <style:style style:name="T4" style:family="text">
      <style:text-properties officeooo:rsid="000416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Operator Overloading and Extensional Equality</text:p>
      <text:p text:style-name="P2">by Sven Nilsen, 2020</text:p>
      <text:p text:style-name="P1"/>
      <text:p text:style-name="P3"><text:span text:style-name="T2">When two functions return the same output for every input,<text:line-break/>they are said to be “extensionally equal” or “logically equivalent”:</text:span></text:p>
      <text:p text:style-name="P3"/>
      <text:p text:style-name="P3"><text:tab/><text:span text:style-name="T2">f &lt;=&gt; g<text:tab/><text:tab/>&lt;=&gt;<text:tab/><text:tab/>∀ x { f(x) == g(x) }</text:span></text:p>
      <text:p text:style-name="P4"/>
      <text:p text:style-name="P4">The problem is that checking this for every input can be very expensive.</text:p>
      <text:p text:style-name="P4">In some cases one is able to use algebra <text:span text:style-name="T3">to prove this more efficiently.</text:span></text:p>
      <text:p text:style-name="P5">What is the minimum requirement of existential knowledge to prove this with algebra?</text:p>
      <text:p text:style-name="P4"/>
      <text:p text:style-name="P1">Under Higher Order Operator Overloading <text:span text:style-name="T3">(HOOO)</text:span>, one can use the following law:</text:p>
      <text:p text:style-name="P1"/>
      <text:p text:style-name="P1"><text:span text:style-name="T1">∴</text:span><text:tab/>((f == g) &lt;=&gt; \true) == (f &lt;=&gt; g)</text:p>
      <text:p text:style-name="P1"/>
      <text:p text:style-name="P1"><text:span text:style-name="T1">∵</text:span><text:tab/>f : T → U</text:p>
      <text:p text:style-name="P1"><text:span text:style-name="T1">∵</text:span><text:tab/>g : T → U</text:p>
      <text:p text:style-name="P1"><text:span text:style-name="T1">∵</text:span><text:tab/>(f == g) : T → bool</text:p>
      <text:p text:style-name="P3"/>
      <text:p text:style-name="P4">If the function `f == g` is extensionally equal to `\true`, then `f` and `g` are extensionally equal.</text:p>
      <text:p text:style-name="P4"/>
      <text:p text:style-name="P5">Therefore, the minimum requirement of existential knowledge is:</text:p>
      <text:p text:style-name="P5"/>
      <text:p text:style-name="P5"><text:tab/>\true &lt;=&gt; \true</text:p>
      <text:p text:style-name="P5"/>
      <text:p text:style-name="P5">From this, together with HOOO and algebra, all other extensional equalities can be inferred.</text:p>
      <text:p text:style-name="P5"/>
      <text:p text:style-name="P6">For example, <text:span text:style-name="T4">`</text:span>dec · inc <text:span text:style-name="T4">&lt;=&gt; id` can be proven</text:span>:</text:p>
      <text:p text:style-name="P5"/>
      <text:p text:style-name="P5"><text:tab/>dec · inc == id</text:p>
      <text:p text:style-name="P5"><text:tab/>\(x : real) = dec(inc(x))<text:tab/>==<text:tab/>\(x : real) = x</text:p>
      <text:p text:style-name="P5"><text:tab/>\(x : real) = dec(inc(x)) == x</text:p>
      <text:p text:style-name="P5"><text:tab/>\(x : real) = dec(x + 1) == x</text:p>
      <text:p text:style-name="P5"><text:tab/>\(x : real) = (x + 1) – 1 == x</text:p>
      <text:p text:style-name="P5"><text:tab/>\(x : real) = x + (1 – 1) == x</text:p>
      <text:p text:style-name="P5"><text:tab/>\(x : real) = x + 0 == x</text:p>
      <text:p text:style-name="P6"><text:tab/>\(x : real) = x == x</text:p>
      <text:p text:style-name="P6"><text:tab/>\(x : real) = <text:span text:style-name="T4">true</text:span></text:p>
      <text:p text:style-name="P6"><text:tab/><text:span text:style-name="T4">\true</text:span></text:p>
      <text:p text:style-name="P6"/>
      <text:p text:style-name="P6"><text:tab/>inc(x : real) = x + 1</text:p>
      <text:p text:style-name="P6"><text:tab/>dec(x : real) = x – 1</text:p>
      <text:p text:style-name="P6"><text:s/><text:tab/><text:span text:style-name="T4">id(x : real) = 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3:23:34.938209000</meta:creation-date>
    <dc:date>2020-03-13T14:01:12.164338000</dc:date>
    <meta:editing-duration>PT3M45S</meta:editing-duration>
    <meta:editing-cycles>1</meta:editing-cycles>
    <meta:document-statistic meta:table-count="0" meta:image-count="0" meta:object-count="0" meta:page-count="1" meta:paragraph-count="30" meta:word-count="269" meta:character-count="1259" meta:non-whitespace-character-count="999"/>
    <meta:generator>LibreOffice/5.1.2.2$MacOSX_X86_64 LibreOffice_project/d3bf12ecb743fc0d20e0be0c58ca359301eb705f</meta:generator>
  </office:meta>
</office:document-meta>
</file>